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5-10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6448" calcext:value-type="float">
            <text:p>225.3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5-07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94088" calcext:value-type="float">
            <text:p>225.4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5-04-2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16008" calcext:value-type="float">
            <text:p>225.6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5-01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20224" calcext:value-type="float">
            <text:p>225.8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4-10-0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75088" calcext:value-type="float">
            <text:p>225.8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4-07-22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68992" calcext:value-type="float">
            <text:p>225.8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4-04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76256" calcext:value-type="float">
            <text:p>226.0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4-01-2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981768" calcext:value-type="float">
            <text:p>225.9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3-10-17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10368" calcext:value-type="float">
            <text:p>226.2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3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3592" calcext:value-type="float">
            <text:p>226.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3-05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585272" calcext:value-type="float">
            <text:p>226.5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3-02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04144" calcext:value-type="float">
            <text:p>226.7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2-07-2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6828" calcext:value-type="float">
            <text:p>226.2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2-04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5492" calcext:value-type="float">
            <text:p>226.0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2-01-20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80472" calcext:value-type="float">
            <text:p>226.2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0-09-2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905312" calcext:value-type="float">
            <text:p>226.9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0-06-0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40136" calcext:value-type="float">
            <text:p>226.6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20-03-0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548696" calcext:value-type="float">
            <text:p>226.5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9-09-2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22432" calcext:value-type="float">
            <text:p>226.7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9-06-1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826064" calcext:value-type="float">
            <text:p>226.8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9-01-3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68152" calcext:value-type="float">
            <text:p>226.7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8-09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95408" calcext:value-type="float">
            <text:p>226.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8-05-1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19384" calcext:value-type="float">
            <text:p>226.7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8-02-13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920552" calcext:value-type="float">
            <text:p>226.9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7-10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72952" calcext:value-type="float">
            <text:p>227.0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7-07-1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158296" calcext:value-type="float">
            <text:p>227.1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7-04-2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6556" calcext:value-type="float">
            <text:p>227.3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6-10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74704" calcext:value-type="float">
            <text:p>227.3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6-07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551488" calcext:value-type="float">
            <text:p>227.5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6-04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728272" calcext:value-type="float">
            <text:p>227.7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6-01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023928" calcext:value-type="float">
            <text:p>228.0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5-10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52528" calcext:value-type="float">
            <text:p>228.2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5-06-1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86056" calcext:value-type="float">
            <text:p>228.2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5-02-1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124512" calcext:value-type="float">
            <text:p>228.1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4-10-0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3424" calcext:value-type="float">
            <text:p>228.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4-04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31044" calcext:value-type="float">
            <text:p>228.3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4-01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6472" calcext:value-type="float">
            <text:p>228.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3-10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56952" calcext:value-type="float">
            <text:p>228.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3-04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51816" calcext:value-type="float">
            <text:p>228.6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3-01-1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07848" calcext:value-type="float">
            <text:p>228.9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2-10-0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07848" calcext:value-type="float">
            <text:p>228.9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2-07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53568" calcext:value-type="float">
            <text:p>228.9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2-01-0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30104" calcext:value-type="float">
            <text:p>229.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1-10-1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06552" calcext:value-type="float">
            <text:p>229.2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1-08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404672" calcext:value-type="float">
            <text:p>229.4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1-05-04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648512" calcext:value-type="float">
            <text:p>229.6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1-01-2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785672" calcext:value-type="float">
            <text:p>229.7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0-10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944168" calcext:value-type="float">
            <text:p>229.9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0-08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6492" calcext:value-type="float">
            <text:p>229.8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0-04-0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72768" calcext:value-type="float">
            <text:p>230.1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10-02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30096" calcext:value-type="float">
            <text:p>230.1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9-10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09352" calcext:value-type="float">
            <text:p>230.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9-07-0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01368" calcext:value-type="float">
            <text:p>230.4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9-04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83664" calcext:value-type="float">
            <text:p>230.4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9-01-0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617776" calcext:value-type="float">
            <text:p>230.6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8-10-15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800656" calcext:value-type="float">
            <text:p>230.8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8-07-0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837232" calcext:value-type="float">
            <text:p>230.8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8-04-0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29256" calcext:value-type="float">
            <text:p>231.0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8-01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35352" calcext:value-type="float">
            <text:p>231.0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7-10-0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105456" calcext:value-type="float">
            <text:p>231.1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7-07-0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23652" calcext:value-type="float">
            <text:p>231.2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7-04-02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37104" calcext:value-type="float">
            <text:p>231.3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7-01-2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4988" calcext:value-type="float">
            <text:p>231.4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6-10-11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32176" calcext:value-type="float">
            <text:p>231.5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6-07-0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35224" calcext:value-type="float">
            <text:p>231.5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6-04-27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8584" calcext:value-type="float">
            <text:p>231.7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6-01-2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242" calcext:value-type="float">
            <text:p>231.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5-10-0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0024" calcext:value-type="float">
            <text:p>231.8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5-07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29712" calcext:value-type="float">
            <text:p>231.6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5-03-2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87624" calcext:value-type="float">
            <text:p>231.6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4-11-2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6224" calcext:value-type="float">
            <text:p>231.9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4-07-26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6432" calcext:value-type="float">
            <text:p>232.0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4-04-27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11296" calcext:value-type="float">
            <text:p>232.1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4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32632" calcext:value-type="float">
            <text:p>232.1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862" calcext:value-type="float">
            <text:p>232.4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7764" calcext:value-type="float">
            <text:p>232.5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8496" calcext:value-type="float">
            <text:p>232.5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15968" calcext:value-type="float">
            <text:p>232.9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76672" calcext:value-type="float">
            <text:p>233.9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9684" calcext:value-type="float">
            <text:p>233.7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50536" calcext:value-type="float">
            <text:p>233.6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1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65776" calcext:value-type="float">
            <text:p>233.6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81144" calcext:value-type="float">
            <text:p>233.1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5488" calcext:value-type="float">
            <text:p>233.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95672" calcext:value-type="float">
            <text:p>233.5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05984" calcext:value-type="float">
            <text:p>233.8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200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2252" calcext:value-type="float">
            <text:p>233.5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9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6928" calcext:value-type="float">
            <text:p>234.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32832" calcext:value-type="float">
            <text:p>233.7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15128" calcext:value-type="float">
            <text:p>233.8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53" calcext:value-type="float">
            <text:p>233.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816" calcext:value-type="float">
            <text:p>233.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9016" calcext:value-type="float">
            <text:p>233.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8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27904" calcext:value-type="float">
            <text:p>233.9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2544" calcext:value-type="float">
            <text:p>234.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70576" calcext:value-type="float">
            <text:p>233.9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31536" calcext:value-type="float">
            <text:p>234.0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74792" calcext:value-type="float">
            <text:p>234.1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6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99176" calcext:value-type="float">
            <text:p>234.1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74208" calcext:value-type="float">
            <text:p>234.0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71744" calcext:value-type="float">
            <text:p>234.1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6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02224" calcext:value-type="float">
            <text:p>234.2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26024" calcext:value-type="float">
            <text:p>234.1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5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02224" calcext:value-type="float">
            <text:p>234.2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74792" calcext:value-type="float">
            <text:p>234.1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4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4068" calcext:value-type="float">
            <text:p>234.0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4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43728" calcext:value-type="float">
            <text:p>234.0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94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04104" calcext:value-type="float">
            <text:p>234.0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8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84392" calcext:value-type="float">
            <text:p>234.7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8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3848" calcext:value-type="float">
            <text:p>235.0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8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78296" calcext:value-type="float">
            <text:p>234.7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8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60592" calcext:value-type="float">
            <text:p>234.8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35</text:p>
          </table:table-cell>
          <table:table-cell office:value-type="string" calcext:value-type="string">
            <text:p>11S/13E-07CCD</text:p>
          </table:table-cell>
          <table:table-cell office:value-type="string" calcext:value-type="string">
            <text:p>198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484" calcext:value-type="float">
            <text:p>234.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